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ba3d8" officeooo:paragraph-rsid="001ba3d8"/>
    </style:style>
    <style:style style:name="P2" style:family="paragraph" style:parent-style-name="Table_20_Contents">
      <style:paragraph-properties fo:text-align="center" style:justify-single-word="false"/>
      <style:text-properties officeooo:rsid="001e9799" officeooo:paragraph-rsid="001e9799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208d16" officeooo:paragraph-rsid="00208d16"/>
    </style:style>
    <style:style style:name="P5" style:family="paragraph" style:parent-style-name="Table_20_Contents">
      <style:paragraph-properties fo:text-align="center" style:justify-single-word="false"/>
      <style:text-properties officeooo:rsid="002dcb29" officeooo:paragraph-rsid="002dcb29"/>
    </style:style>
    <style:style style:name="P6" style:family="paragraph" style:parent-style-name="Text_20_body">
      <style:text-properties officeooo:rsid="001ba3d8" officeooo:paragraph-rsid="001ba3d8"/>
    </style:style>
    <style:style style:name="P7" style:family="paragraph" style:parent-style-name="Text_20_body">
      <style:text-properties officeooo:rsid="001ba3d8" officeooo:paragraph-rsid="002e7710"/>
    </style:style>
    <style:style style:name="P8" style:family="paragraph" style:parent-style-name="Text_20_body">
      <style:text-properties officeooo:rsid="001d8c9a" officeooo:paragraph-rsid="002ab7d5"/>
    </style:style>
    <style:style style:name="P9" style:family="paragraph" style:parent-style-name="Text_20_body">
      <style:text-properties officeooo:rsid="00208d16" officeooo:paragraph-rsid="00208d16"/>
    </style:style>
    <style:style style:name="P10" style:family="paragraph" style:parent-style-name="Text_20_body">
      <style:text-properties officeooo:rsid="0029614b" officeooo:paragraph-rsid="0029614b"/>
    </style:style>
    <style:style style:name="P11" style:family="paragraph" style:parent-style-name="Text_20_body">
      <style:text-properties officeooo:rsid="002ab7d5" officeooo:paragraph-rsid="002ab7d5"/>
    </style:style>
    <style:style style:name="P12" style:family="paragraph" style:parent-style-name="Text_20_body">
      <style:text-properties officeooo:rsid="002fb70d" officeooo:paragraph-rsid="002fb70d"/>
    </style:style>
    <style:style style:name="T1" style:family="text">
      <style:text-properties officeooo:rsid="0022e524"/>
    </style:style>
    <style:style style:name="T2" style:family="text">
      <style:text-properties officeooo:rsid="002386ed"/>
    </style:style>
    <style:style style:name="T3" style:family="text">
      <style:text-properties officeooo:rsid="0026f6d2"/>
    </style:style>
    <style:style style:name="T4" style:family="text">
      <style:text-properties officeooo:rsid="0027ed2c"/>
    </style:style>
    <style:style style:name="T5" style:family="text">
      <style:text-properties officeooo:rsid="002a253f"/>
    </style:style>
    <style:style style:name="T6" style:family="text">
      <style:text-properties officeooo:rsid="002a86ff"/>
    </style:style>
    <style:style style:name="T7" style:family="text">
      <style:text-properties officeooo:rsid="0030b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del Regularization</text:h>
      <text:p text:style-name="P6">Aaa</text:p>
      <text:h text:style-name="P1" text:outline-level="1">Model Evaluation</text:h>
      <text:p text:style-name="P9">We compared the accuracy of the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Logistic Regression</text:p>
          </table:table-cell>
          <table:table-cell table:style-name="Table1.A1" office:value-type="string">
            <text:p text:style-name="P2">Feedforward NN</text:p>
          </table:table-cell>
        </table:table-row>
        <table:table-row>
          <table:table-cell table:style-name="Table1.A1" office:value-type="string">
            <text:p text:style-name="P2">Train accuracy</text:p>
          </table:table-cell>
          <table:table-cell table:style-name="Table1.A1" office:value-type="string">
            <text:p text:style-name="P4">89.9%</text:p>
          </table:table-cell>
          <table:table-cell table:style-name="Table1.A1" office:value-type="string">
            <text:p text:style-name="P4">95.<text:span text:style-name="T1">3</text:span>%</text:p>
          </table:table-cell>
        </table:table-row>
        <table:table-row>
          <table:table-cell table:style-name="Table1.A1" office:value-type="string">
            <text:p text:style-name="P2">Test accuracy</text:p>
          </table:table-cell>
          <table:table-cell table:style-name="Table1.A1" office:value-type="string">
            <text:p text:style-name="P4">89.8%</text:p>
          </table:table-cell>
          <table:table-cell table:style-name="Table1.A1" office:value-type="string">
            <text:p text:style-name="P4">94.8%</text:p>
          </table:table-cell>
        </table:table-row>
      </table:table>
      <text:p text:style-name="P9"/>
      <text:p text:style-name="P9">It is evident that the feedforward neural network is the best model as it has the highest accuracy of <text:span text:style-name="T3">94.8</text:span>%. This is to be expected, <text:span text:style-name="T2">considering neural network’s flexibility and ability to approximate </text:span><text:span text:style-name="T4">elaborate</text:span><text:span text:style-name="T2"> functions </text:span><text:span text:style-name="T4">and the complex nature of image classification.</text:span></text:p>
      <text:p text:style-name="P10">Below is the evolution of the neural network’s accuracy along <text:span text:style-name="T5">the many </text:span><text:span text:style-name="T6">training </text:span>iterations.</text:p>
      <text:p text:style-name="P6">[grafico da evolução accuracy NN]</text:p>
      <text:p text:style-name="P11">Analyzing the neural network’s confusion matrix, we can see that it struggles with predicting doodles from certain categories more than others. For instance, incorrectly classifying a sword doodle as an axe is the most common error the model commits.</text:p>
      <text:p text:style-name="P7">[confusion matrix do feedforward]</text:p>
      <text:p text:style-name="P12">From the confusion matrix we can derive the following scores <text:span text:style-name="T7">for each of the labels</text:span>: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Accuracy</text:p>
          </table:table-cell>
          <table:table-cell table:style-name="Table2.A1" office:value-type="string">
            <text:p text:style-name="P5">Precision</text:p>
          </table:table-cell>
          <table:table-cell table:style-name="Table2.A1" office:value-type="string">
            <text:p text:style-name="P5">Recall</text:p>
          </table:table-cell>
          <table:table-cell table:style-name="Table2.E1" office:value-type="string">
            <text:p text:style-name="P5">F1 Score</text:p>
          </table:table-cell>
        </table:table-row>
        <table:table-row>
          <table:table-cell table:style-name="Table2.A2" office:value-type="string">
            <text:p text:style-name="P5">Book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Ax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Swor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Hous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Appl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1:31:18.632545645</meta:creation-date>
    <dc:date>2023-05-08T12:20:01.868462752</dc:date>
    <meta:editing-duration>PT48M32S</meta:editing-duration>
    <meta:editing-cycles>24</meta:editing-cycles>
    <meta:generator>LibreOffice/7.4.3.2$Linux_X86_64 LibreOffice_project/40$Build-2</meta:generator>
    <meta:document-statistic meta:table-count="2" meta:image-count="0" meta:object-count="0" meta:page-count="1" meta:paragraph-count="27" meta:word-count="152" meta:character-count="963" meta:non-whitespace-character-count="837"/>
  </office:meta>
</office:document-meta>
</file>